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0b938d" officeooo:paragraph-rsid="000b938d"/>
    </style:style>
    <style:style style:name="P3" style:family="paragraph" style:parent-style-name="Standard">
      <style:text-properties officeooo:rsid="000b938d" officeooo:paragraph-rsid="0074d177"/>
    </style:style>
    <style:style style:name="P4" style:family="paragraph" style:parent-style-name="Standard">
      <style:text-properties officeooo:rsid="006b78d3" officeooo:paragraph-rsid="006b78d3"/>
    </style:style>
    <style:style style:name="P5" style:family="paragraph" style:parent-style-name="Standard">
      <style:text-properties officeooo:rsid="006c9f51" officeooo:paragraph-rsid="006c9f51"/>
    </style:style>
    <style:style style:name="P6" style:family="paragraph" style:parent-style-name="Standard">
      <style:text-properties officeooo:rsid="006ee260" officeooo:paragraph-rsid="006ee260"/>
    </style:style>
    <style:style style:name="P7" style:family="paragraph" style:parent-style-name="Standard">
      <style:text-properties officeooo:rsid="006ee260" officeooo:paragraph-rsid="0074dae4"/>
    </style:style>
    <style:style style:name="P8" style:family="paragraph" style:parent-style-name="Standard">
      <style:text-properties officeooo:rsid="0070baf3" officeooo:paragraph-rsid="0070baf3"/>
    </style:style>
    <style:style style:name="P9" style:family="paragraph" style:parent-style-name="Standard">
      <style:text-properties officeooo:rsid="0070baf3" officeooo:paragraph-rsid="00722328"/>
    </style:style>
    <style:style style:name="P10" style:family="paragraph" style:parent-style-name="Standard">
      <style:text-properties officeooo:rsid="0070baf3" officeooo:paragraph-rsid="0074d177"/>
    </style:style>
    <style:style style:name="P11" style:family="paragraph" style:parent-style-name="Standard">
      <style:text-properties officeooo:rsid="0070baf3" officeooo:paragraph-rsid="0074dae4"/>
    </style:style>
    <style:style style:name="P12" style:family="paragraph" style:parent-style-name="Standard">
      <style:text-properties officeooo:rsid="0074d177" officeooo:paragraph-rsid="0074d177"/>
    </style:style>
    <style:style style:name="P13" style:family="paragraph" style:parent-style-name="Standard">
      <style:text-properties officeooo:rsid="0076a5bc" officeooo:paragraph-rsid="0076a5bc"/>
    </style:style>
    <style:style style:name="P14" style:family="paragraph" style:parent-style-name="Standard">
      <style:text-properties officeooo:rsid="00776c83" officeooo:paragraph-rsid="00776c83"/>
    </style:style>
    <style:style style:name="P15" style:family="paragraph" style:parent-style-name="Standard">
      <style:text-properties officeooo:rsid="007b2c1d" officeooo:paragraph-rsid="007b2c1d"/>
    </style:style>
    <style:style style:name="P16" style:family="paragraph" style:parent-style-name="Standard">
      <style:text-properties officeooo:rsid="007cb7a8" officeooo:paragraph-rsid="007cb7a8"/>
    </style:style>
    <style:style style:name="P17" style:family="paragraph" style:parent-style-name="Standard">
      <style:text-properties officeooo:rsid="007cb7a8" officeooo:paragraph-rsid="007f1d0d"/>
    </style:style>
    <style:style style:name="P18" style:family="paragraph" style:parent-style-name="Standard">
      <style:text-properties officeooo:rsid="007f1d0d" officeooo:paragraph-rsid="007f1d0d"/>
    </style:style>
    <style:style style:name="P19" style:family="paragraph" style:parent-style-name="Standard">
      <style:paragraph-properties fo:break-before="page"/>
      <style:text-properties officeooo:rsid="0074d177" officeooo:paragraph-rsid="0074d177"/>
    </style:style>
    <style:style style:name="P20" style:family="paragraph" style:parent-style-name="Standard">
      <style:paragraph-properties fo:break-before="page"/>
      <style:text-properties officeooo:rsid="007cb7a8" officeooo:paragraph-rsid="007cb7a8"/>
    </style:style>
    <style:style style:name="T1" style:family="text">
      <style:text-properties officeooo:rsid="00722328"/>
    </style:style>
    <style:style style:name="T2" style:family="text">
      <style:text-properties officeooo:rsid="0072991c"/>
    </style:style>
    <style:style style:name="T3" style:family="text">
      <style:text-properties officeooo:rsid="0072d52d"/>
    </style:style>
    <style:style style:name="T4" style:family="text">
      <style:text-properties officeooo:rsid="0073648a"/>
    </style:style>
    <style:style style:name="T5" style:family="text">
      <style:text-properties officeooo:rsid="007de997"/>
    </style:style>
    <style:style style:name="T6" style:family="text">
      <style:text-properties officeooo:rsid="007fb9a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/>
      <text:p text:style-name="P1"><draw:frame draw:style-name="fr1" draw:name="Object40" text:anchor-type="as-char" svg:y="-0.152in" svg:width="1.7874in" svg:height="0.1992in" draw:z-index="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/>
      <text:p text:style-name="P1"><draw:frame draw:style-name="fr1" draw:name="Object3" text:anchor-type="as-char" svg:y="-0.1819in" svg:width="1.5417in" svg:height="0.250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1" text:anchor-type="as-char" svg:y="-0.2925in" svg:width="1.4756in" svg:height="0.47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4">Note that the above definite integral is exactly equivalent to taking the indefinite integral and then evaluating<draw:frame draw:style-name="fr1" draw:name="Object26" text:anchor-type="as-char" svg:y="-0.152in" svg:width="1.1661in" svg:height="0.1992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"/>
      <text:p text:style-name="P4"><draw:frame draw:style-name="fr1" draw:name="Object25" text:anchor-type="as-char" svg:y="-0.152in" svg:width="1.7134in" svg:height="0.2126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><draw:frame draw:style-name="fr1" draw:name="Object59" text:anchor-type="as-char" svg:y="-0.2598in" svg:width="2.9902in" svg:height="0.4083in" draw:z-index="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"/>
      <text:p text:style-name="P1"><draw:frame draw:style-name="fr1" draw:name="Object2" text:anchor-type="as-char" svg:y="-0.2437in" svg:width="2.0866in" svg:height="0.392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5">Now, the Schrodinger equation says:</text:p>
      <text:p text:style-name="P1"/>
      <text:p text:style-name="P1"><draw:frame draw:style-name="fr1" draw:name="Object4" text:anchor-type="as-char" svg:y="-0.2681in" svg:width="1.7717in" svg:height="0.4402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6">Or, re-written:</text:p>
      <text:p text:style-name="P6"/>
      <text:p text:style-name="P6"><draw:frame draw:style-name="fr1" draw:name="Object5" text:anchor-type="as-char" svg:y="-0.2681in" svg:width="1.622in" svg:height="0.440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  <text:p text:style-name="P8">Taking the complex conjugate we get</text:p>
      <text:p text:style-name="P8"/>
      <text:p text:style-name="P9"><draw:frame draw:style-name="fr1" draw:name="Object6" text:anchor-type="as-char" svg:y="-0.2681in" svg:width="2.0244in" svg:height="0.4402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/></text:p>
      <text:p text:style-name="P9"/>
      <text:p text:style-name="P9"><text:span text:style-name="T1">This relies on the fact that if you have a complex number of the form </text:span><text:span text:style-name="T1"><draw:frame draw:style-name="fr1" draw:name="Object7" text:anchor-type="as-char" svg:y="-0.1484in" svg:width="1.052in" svg:height="0.209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the complex conjugate will be of the form</text:span><text:span text:style-name="T1"><draw:frame draw:style-name="fr1" draw:name="Object8" text:anchor-type="as-char" svg:y="-0.1484in" svg:width="1.5035in" svg:height="0.2091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- because if </text:span><text:span text:style-name="T1"><draw:frame draw:style-name="fr1" draw:name="Object9" text:anchor-type="as-char" svg:y="-0.1484in" svg:width="0.6965in" svg:height="0.209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then </text:span><text:span text:style-name="T1"><draw:frame draw:style-name="fr1" draw:name="Object10" text:anchor-type="as-char" svg:y="-0.1484in" svg:width="0.822in" svg:height="0.2091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and therefore </text:span><text:span text:style-name="T1"><draw:frame draw:style-name="fr1" draw:name="Object11" text:anchor-type="as-char" svg:y="-0.1484in" svg:width="1.6744in" svg:height="0.209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(this makes more sense if you look at it in terms of </text:span><text:span text:style-name="T2"><draw:frame draw:style-name="fr1" draw:name="Object12" text:anchor-type="as-char" svg:y="-0.1484in" svg:width="0.7516in" svg:height="0.1839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but I’m including it here to </text:span><text:span text:style-name="T4">remind myself </text:span><text:span text:style-name="T2">– </text:span><text:span text:style-name="T3">see</text:span><text:span text:style-name="T2"> “Complex Conjugate of iC” for a </text:span><text:span text:style-name="T3">more explicit</text:span><text:span text:style-name="T2"> proof)</text:span></text:p>
      <text:p text:style-name="P9"/>
      <text:p text:style-name="P12">Continued on the next page</text:p>
      <text:p text:style-name="P12"/>
      <text:p text:style-name="P19">So far, we have the following equalities:</text:p>
      <text:p text:style-name="P3"/>
      <text:p text:style-name="P3"><draw:frame draw:style-name="fr1" draw:name="Object14" text:anchor-type="as-char" svg:y="-0.2437in" svg:width="2.0783in" svg:height="0.39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/>
      <text:p text:style-name="P7"><draw:frame draw:style-name="fr1" draw:name="Object16" text:anchor-type="as-char" svg:y="-0.2681in" svg:width="1.622in" svg:height="0.4402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"/>
      <text:p text:style-name="P11"><draw:frame draw:style-name="fr1" draw:name="Object13" text:anchor-type="as-char" svg:y="-0.2681in" svg:width="2.0244in" svg:height="0.4402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text:s/></text:p>
      <text:p text:style-name="P10"/>
      <text:p text:style-name="P12">Combining these, we get:</text:p>
      <text:p text:style-name="P12"/>
      <text:p text:style-name="P12"><draw:frame draw:style-name="fr1" draw:name="Object15" text:anchor-type="as-char" svg:y="-0.2681in" svg:width="4.2957in" svg:height="0.440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"/>
      <text:p text:style-name="P13">the <draw:frame draw:style-name="fr1" draw:name="Object18" text:anchor-type="as-char" svg:y="-0.2437in" svg:width="0.7398in" svg:height="0.3929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terms are equal and opposite and therefore cancel out and we are left with:</text:p>
      <text:p text:style-name="P12"/>
      <text:p text:style-name="P13"><draw:frame draw:style-name="fr1" draw:name="Object17" text:anchor-type="as-char" svg:y="-0.2681in" svg:width="2.5154in" svg:height="0.440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3"/>
      <text:p text:style-name="P14">Now, <draw:frame draw:style-name="fr1" draw:name="Object20" text:anchor-type="as-char" svg:y="-0.2681in" svg:width="6.0591in" svg:height="0.4402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"/>
      <text:p text:style-name="P14">Therefore, <draw:frame draw:style-name="fr1" draw:name="Object19" text:anchor-type="as-char" svg:y="-0.2681in" svg:width="3.052in" svg:height="0.4402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"/>
      <text:p text:style-name="P14">So <draw:frame draw:style-name="fr1" draw:name="Object21" text:anchor-type="as-char" svg:y="-0.2437in" svg:width="4.5272in" svg:height="0.3929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"/>
      <text:p text:style-name="P14"><draw:frame draw:style-name="fr1" draw:name="Object22" text:anchor-type="as-char" svg:y="-0.2437in" svg:width="2.0516in" svg:height="0.3929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/>
      <text:p text:style-name="P14">Therefore, since<draw:frame draw:style-name="fr1" draw:name="Object23" text:anchor-type="as-char" svg:y="-0.2437in" svg:width="2.2807in" svg:height="0.3929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/>
      <text:p text:style-name="P14"><draw:frame draw:style-name="fr1" draw:name="Object24" text:anchor-type="as-char" svg:y="-0.2437in" svg:width="0.902in" svg:height="0.3929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4"/>
      <text:p text:style-name="P14">And since <draw:frame draw:style-name="fr1" draw:name="Object27" text:anchor-type="as-char" svg:y="-0.152in" svg:width="1.7134in" svg:height="0.2126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4"/>
      <text:p text:style-name="P14"><draw:frame draw:style-name="fr1" draw:name="Object28" text:anchor-type="as-char" svg:y="-0.272in" svg:width="1.7835in" svg:height="0.4217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">The units of <draw:frame draw:style-name="fr1" draw:name="Object31" text:anchor-type="as-char" svg:y="-0.152in" svg:width="0.5382in" svg:height="0.199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text:s/>must be <draw:frame draw:style-name="fr1" draw:name="Object29" text:anchor-type="as-char" svg:y="-0.2437in" svg:width="0.1953in" svg:height="0.3929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because<draw:frame draw:style-name="fr1" draw:name="Object30" text:anchor-type="as-char" svg:y="-0.152in" svg:width="0.5583in" svg:height="0.1992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is unitless (it’s a probability)</text:p>
      <text:p text:style-name="P20">b)</text:p>
      <text:p text:style-name="P16"/>
      <text:p text:style-name="P16">If my previous answer was correct, <draw:frame draw:style-name="fr1" draw:name="Object32" text:anchor-type="as-char" svg:y="-0.152in" svg:width="0.7591in" svg:height="0.1992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5">because </text:span><text:span text:style-name="T5"><draw:frame draw:style-name="fr1" draw:name="Object33" text:anchor-type="as-char" svg:y="-0.2437in" svg:width="0.5602in" svg:height="0.3929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8"/>
      <text:p text:style-name="P18">Let’s do the proof to see if we got the previous answer wrong</text:p>
      <text:p text:style-name="P18"/>
      <text:p text:style-name="P18"><draw:frame draw:style-name="fr1" draw:name="Object34" text:anchor-type="as-char" svg:y="-0.2437in" svg:width="2.6717in" svg:height="0.3929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6"/>
      <text:p text:style-name="P16"><draw:frame draw:style-name="fr1" draw:name="Object35" text:anchor-type="as-char" svg:y="-0.172in" svg:width="1.3126in" svg:height="0.2075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6" text:anchor-type="as-char" svg:y="-0.2437in" svg:width="1.8346in" svg:height="0.3929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6"/>
      <text:p text:style-name="P17"><draw:frame draw:style-name="fr1" draw:name="Object37" text:anchor-type="as-char" svg:y="-0.172in" svg:width="1.3366in" svg:height="0.2075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" draw:name="Object38" text:anchor-type="as-char" svg:y="-0.2437in" svg:width="1.7339in" svg:height="0.392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7"/>
      <text:p text:style-name="P17"><draw:frame draw:style-name="fr1" draw:name="Object41" text:anchor-type="as-char" svg:y="-0.2437in" svg:width="6.6437in" svg:height="0.3929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7"/>
      <text:p text:style-name="P17"><draw:frame draw:style-name="fr1" draw:name="Object39" text:anchor-type="as-char" svg:y="-0.152in" svg:width="0.7591in" svg:height="0.1992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text:s/><text:span text:style-name="T6">as expect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6T21:59:45.338000000</dc:date>
    <meta:editing-duration>PT16H38M2S</meta:editing-duration>
    <meta:editing-cycles>119</meta:editing-cycles>
    <meta:generator>LibreOffice/7.1.5.2$Windows_X86_64 LibreOffice_project/85f04e9f809797b8199d13c421bd8a2b025d52b5</meta:generator>
    <meta:print-date>2021-12-03T17:15:09.670000000</meta:print-date>
    <meta:document-statistic meta:table-count="0" meta:image-count="0" meta:object-count="42" meta:page-count="3" meta:paragraph-count="41" meta:word-count="194" meta:character-count="1085" meta:non-whitespace-character-count="90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p</mi>
      </mrow>
      <mrow>
        <mrow>
          <mrow>
            <mo fence="true" form="prefix" stretchy="false">(</mo>
            <mrow>
              <mrow>
                <mi>x</mi>
                <mi>,</mi>
                <mi>t</mi>
              </mrow>
            </mrow>
            <mo fence="true" form="postfix" stretchy="false">)</mo>
          </mrow>
          <mo stretchy="false">⋅</mo>
          <mi mathvariant="italic">dx</mi>
        </mrow>
        <mo stretchy="false">=</mo>
        <msub>
          <mi>P</mi>
          <mi mathvariant="italic">ab</mi>
        </msub>
      </mrow>
      <mrow>
        <mo fence="true" form="prefix" stretchy="false">(</mo>
        <mrow>
          <mi>t</mi>
        </mrow>
        <mo fence="true" form="postfix" stretchy="false">)</mo>
      </mrow>
    </mrow>
    <annotation encoding="StarMath 5.0">int from {a} to {b} p(x, t) cdot dx = P sub ab (t) </annotation>
  </semantics>
</math>
</file>

<file path=Object 10/content.xml><?xml version="1.0" encoding="utf-8"?>
<math xmlns="http://www.w3.org/1998/Math/MathML" display="block">
  <semantics>
    <mrow>
      <msub>
        <mi>C</mi>
        <mi mathvariant="italic">xi</mi>
      </msub>
      <mo stretchy="false">=</mo>
      <mrow>
        <mrow>
          <mo stretchy="false">−</mo>
          <mi>i</mi>
        </mrow>
        <mo stretchy="false">⋅</mo>
        <msub>
          <mi>C</mi>
          <mi>x</mi>
        </msub>
      </mrow>
    </mrow>
    <annotation encoding="StarMath 5.0">C sub xi = - i cdot C sub x</annotation>
  </semantics>
</math>
</file>

<file path=Object 11/content.xml><?xml version="1.0" encoding="utf-8"?>
<math xmlns="http://www.w3.org/1998/Math/MathML" display="block">
  <semantics>
    <mrow>
      <msub>
        <mi>C</mi>
        <mi>x</mi>
      </msub>
      <mrow>
        <mtext>*</mtext>
        <mo stretchy="false">=</mo>
        <mrow>
          <mo fence="true" form="prefix" stretchy="false">[</mo>
          <mrow>
            <mrow>
              <mi>i</mi>
              <mo stretchy="false">⋅</mo>
              <msub>
                <mi>C</mi>
                <mi mathvariant="italic">xi</mi>
              </msub>
            </mrow>
          </mrow>
          <mo fence="true" form="postfix" stretchy="false">]</mo>
        </mrow>
      </mrow>
      <mrow>
        <mtext>*</mtext>
        <mo stretchy="false">=</mo>
        <mrow>
          <mrow>
            <mo stretchy="false">−</mo>
            <mi>i</mi>
          </mrow>
          <mo stretchy="false">⋅</mo>
          <msub>
            <mi>C</mi>
            <mi mathvariant="italic">xi</mi>
          </msub>
        </mrow>
      </mrow>
      <mtext>*</mtext>
    </mrow>
    <annotation encoding="StarMath 5.0">C sub x "*" = [i cdot C sub xi] "*" = - i cdot C sub xi "*"</annotation>
  </semantics>
</math>
</file>

<file path=Object 12/content.xml><?xml version="1.0" encoding="utf-8"?>
<math xmlns="http://www.w3.org/1998/Math/MathML" display="block">
  <semantics>
    <mrow>
      <mi>C</mi>
      <mo stretchy="false">=</mo>
      <mrow>
        <mi>R</mi>
        <mo stretchy="false">+</mo>
        <mrow>
          <mi>i</mi>
          <mo stretchy="false">⋅</mo>
          <mi>I</mi>
        </mrow>
      </mrow>
    </mrow>
    <annotation encoding="StarMath 5.0">C  = R + i cdot I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ψ</mi>
            <mtext>*</mtext>
          </mrow>
          <mrow>
            <mo stretchy="false">∂</mo>
            <mi>t</mi>
          </mrow>
        </mfrac>
        <mo stretchy="false">=</mo>
        <mrow>
          <mrow>
            <mrow>
              <mo stretchy="false">−</mo>
              <mfrac>
                <mi mathvariant="italic">ih</mi>
                <mrow>
                  <mn>2</mn>
                  <mi>m</mi>
                </mrow>
              </mfrac>
            </mrow>
            <mo stretchy="false">⋅</mo>
            <mfrac>
              <mrow>
                <msup>
                  <mo stretchy="false">∂</mo>
                  <mn>2</mn>
                </msup>
                <mi>ψ</mi>
                <mtext>*</mtext>
              </mrow>
              <mrow>
                <mo stretchy="false">∂</mo>
                <msup>
                  <mi>x</mi>
                  <mn>2</mn>
                </msup>
              </mrow>
            </mfrac>
          </mrow>
          <mo stretchy="false">+</mo>
          <mrow>
            <mfrac>
              <mrow>
                <mi>i</mi>
                <mi>V</mi>
              </mrow>
              <mi>h</mi>
            </mfrac>
            <mo stretchy="false">⋅</mo>
            <mi>ψ</mi>
          </mrow>
        </mrow>
      </mrow>
      <mtext>*</mtext>
    </mrow>
    <annotation encoding="StarMath 5.0">{{{partial ψ "*"}} over {partial t}} =  - { {ih} over {2m} }  cdot {{{partial ^ 2 ψ "*"}} over {partial x ^ 2}} + {i  V} over h cdot ψ "*"</annotation>
  </semantics>
</math>
</file>

<file path=Object 14/content.xml><?xml version="1.0" encoding="utf-8"?>
<math xmlns="http://www.w3.org/1998/Math/MathML" display="block">
  <semantics>
    <mrow>
      <mfrac>
        <mi mathvariant="italic">dP</mi>
        <mi mathvariant="italic">dt</mi>
      </mfrac>
      <mo stretchy="false">=</mo>
      <mrow>
        <mrow>
          <mo stretchy="false">∫</mo>
          <mrow>
            <mo fence="true" form="prefix" stretchy="false">[</mo>
            <mrow>
              <mrow>
                <mrow>
                  <mrow>
                    <mi>ψ</mi>
                    <mo stretchy="false">⋅</mo>
                    <mfrac>
                      <mrow>
                        <mrow>
                          <mo stretchy="false">∂</mo>
                          <mi>ψ</mi>
                        </mrow>
                        <mtext>*</mtext>
                      </mrow>
                      <mrow>
                        <mo stretchy="false">∂</mo>
                        <mi>t</mi>
                      </mrow>
                    </mfrac>
                  </mrow>
                  <mo stretchy="false">+</mo>
                  <mrow>
                    <mfrac>
                      <mrow>
                        <mo stretchy="false">∂</mo>
                        <mi>ψ</mi>
                      </mrow>
                      <mrow>
                        <mo stretchy="false">∂</mo>
                        <mi>t</mi>
                      </mrow>
                    </mfrac>
                    <mo stretchy="false">⋅</mo>
                    <mi>ψ</mi>
                  </mrow>
                </mrow>
                <mtext>*</mtext>
              </mrow>
            </mrow>
            <mo fence="true" form="postfix" stretchy="false">]</mo>
          </mrow>
        </mrow>
        <mo stretchy="false">⋅</mo>
        <mi mathvariant="italic">dx</mi>
      </mrow>
    </mrow>
    <annotation encoding="StarMath 5.0">{dP} over dt = int [{ψ} cdot {{{partial ψ}"*"} over {partial t}} + {{{partial ψ}} over {partial t}} cdot ψ"*"] cdot dx</annotation>
  </semantics>
</math>
</file>

<file path=Object 15/content.xml><?xml version="1.0" encoding="utf-8"?>
<math xmlns="http://www.w3.org/1998/Math/MathML" display="block">
  <semantics>
    <mrow>
      <mfrac>
        <mi mathvariant="italic">dP</mi>
        <mi mathvariant="italic">dt</mi>
      </mfrac>
      <mo stretchy="false">=</mo>
      <mrow>
        <mrow>
          <mo stretchy="false">∫</mo>
          <mrow>
            <mo fence="true" form="prefix" stretchy="false">[</mo>
            <mrow>
              <mrow>
                <mrow>
                  <mrow>
                    <mi>ψ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row>
                              <mrow>
                                <mo stretchy="false">−</mo>
                                <mfrac>
                                  <mi mathvariant="italic">ih</mi>
                                  <mrow>
                                    <mn>2</mn>
                                    <mi>m</mi>
                                  </mrow>
                                </mfrac>
                              </mrow>
                              <mo stretchy="false">⋅</mo>
                              <mfrac>
                                <mrow>
                                  <msup>
                                    <mo stretchy="false">∂</mo>
                                    <mn>2</mn>
                                  </msup>
                                  <mi>ψ</mi>
                                  <mtext>*</mtext>
                                </mrow>
                                <mrow>
                                  <mo stretchy="false">∂</mo>
                                  <msup>
                                    <mi>x</mi>
                                    <mn>2</mn>
                                  </msup>
                                </mrow>
                              </mfrac>
                            </mrow>
                            <mo stretchy="false">+</mo>
                            <mrow>
                              <mfrac>
                                <mrow>
                                  <mi>i</mi>
                                  <mi>V</mi>
                                </mrow>
                                <mi>h</mi>
                              </mfrac>
                              <mo stretchy="false">⋅</mo>
                              <mi>ψ</mi>
                            </mrow>
                          </mrow>
                          <mtext>*</mtext>
                        </mrow>
                      </mrow>
                      <mo fence="true" form="postfix" stretchy="false">)</mo>
                    </mrow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row>
                            <mfrac>
                              <mi mathvariant="italic">ih</mi>
                              <mrow>
                                <mn>2</mn>
                                <mi>m</mi>
                              </mrow>
                            </mfrac>
                            <mo stretchy="false">⋅</mo>
                            <mfrac>
                              <mrow>
                                <msup>
                                  <mo stretchy="false">∂</mo>
                                  <mn>2</mn>
                                </msup>
                                <mi>ψ</mi>
                              </mrow>
                              <mrow>
                                <mo stretchy="false">∂</mo>
                                <msup>
                                  <mi>x</mi>
                                  <mn>2</mn>
                                </msup>
                              </mrow>
                            </mfrac>
                          </mrow>
                          <mo stretchy="false">−</mo>
                          <mrow>
                            <mfrac>
                              <mrow>
                                <mi>i</mi>
                                <mi>V</mi>
                              </mrow>
                              <mi>h</mi>
                            </mfrac>
                            <mo stretchy="false">⋅</mo>
                            <mi>ψ</mi>
                          </mrow>
                        </mrow>
                      </mrow>
                      <mo fence="true" form="postfix" stretchy="false">)</mo>
                    </mrow>
                    <mo stretchy="false">⋅</mo>
                    <mi>ψ</mi>
                  </mrow>
                </mrow>
                <mtext>*</mtext>
              </mrow>
            </mrow>
            <mo fence="true" form="postfix" stretchy="false">]</mo>
          </mrow>
        </mrow>
        <mo stretchy="false">⋅</mo>
        <mi mathvariant="italic">dx</mi>
      </mrow>
    </mrow>
    <annotation encoding="StarMath 5.0">{dP} over dt = int [{ψ} cdot (- { {ih} over {2m} }  cdot {{{partial ^ 2 ψ "*"}} over {partial x ^ 2}} + {i  V} over h cdot ψ "*") + ({ {ih} over {2m} }  cdot {{{partial ^ 2 ψ}} over {partial x ^ 2}} - {i  V} over h cdot ψ) cdot ψ"*"] cdot dx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i>ψ</mi>
        </mrow>
        <mrow>
          <mo stretchy="false">∂</mo>
          <mi>t</mi>
        </mrow>
      </mfrac>
      <mo stretchy="false">=</mo>
      <mrow>
        <mrow>
          <mfrac>
            <mi mathvariant="italic">ih</mi>
            <mrow>
              <mn>2</mn>
              <mi>m</mi>
            </mrow>
          </mfrac>
          <mo stretchy="false">⋅</mo>
          <mfrac>
            <mrow>
              <msup>
                <mo stretchy="false">∂</mo>
                <mn>2</mn>
              </msup>
              <mi>ψ</mi>
            </mrow>
            <mrow>
              <mo stretchy="false">∂</mo>
              <msup>
                <mi>x</mi>
                <mn>2</mn>
              </msup>
            </mrow>
          </mfrac>
        </mrow>
        <mo stretchy="false">−</mo>
        <mrow>
          <mfrac>
            <mrow>
              <mi>i</mi>
              <mi>V</mi>
            </mrow>
            <mi>h</mi>
          </mfrac>
          <mo stretchy="false">⋅</mo>
          <mi>ψ</mi>
        </mrow>
      </mrow>
    </mrow>
    <annotation encoding="StarMath 5.0">{{{partial ψ}} over {partial t}} =  { {ih} over {2m} }  cdot {{{partial ^ 2 ψ}} over {partial x ^ 2}} - {i  V} over h cdot ψ</annotation>
  </semantics>
</math>
</file>

<file path=Object 17/content.xml><?xml version="1.0" encoding="utf-8"?>
<math xmlns="http://www.w3.org/1998/Math/MathML" display="block">
  <semantics>
    <mrow>
      <mfrac>
        <mi mathvariant="italic">dP</mi>
        <mi mathvariant="italic">dt</mi>
      </mfrac>
      <mo stretchy="false">=</mo>
      <mrow>
        <mfrac>
          <mi mathvariant="italic">ih</mi>
          <mrow>
            <mn>2</mn>
            <mi>m</mi>
          </mrow>
        </mfrac>
        <mo stretchy="false">⋅</mo>
        <mrow>
          <mo stretchy="false">∫</mo>
          <mrow>
            <mo fence="true" form="prefix" stretchy="false">[</mo>
            <mrow>
              <mrow>
                <mi>ψ</mi>
                <mrow>
                  <mrow>
                    <mtext>*</mtext>
                    <mo stretchy="false">⋅</mo>
                    <mfrac>
                      <mrow>
                        <msup>
                          <mo stretchy="false">∂</mo>
                          <mn>2</mn>
                        </msup>
                        <mi>ψ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</mrow>
                  <mo stretchy="false">−</mo>
                  <mrow>
                    <mi>ψ</mi>
                    <mo stretchy="false">⋅</mo>
                    <mfrac>
                      <mrow>
                        <msup>
                          <mo stretchy="false">∂</mo>
                          <mn>2</mn>
                        </msup>
                        <mi>ψ</mi>
                        <mtext>*</mtext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</mrow>
                </mrow>
              </mrow>
            </mrow>
            <mo fence="true" form="postfix" stretchy="false">]</mo>
          </mrow>
        </mrow>
        <mo stretchy="false">⋅</mo>
        <mi mathvariant="italic">dx</mi>
      </mrow>
    </mrow>
    <annotation encoding="StarMath 5.0">{dP} over dt = { {ih} over {2m} } cdot int [ψ "*" cdot {{{partial ^ 2 ψ }} over {partial x ^ 2}} - ψ cdot {{{partial ^ 2 ψ "*"}} over {partial x ^ 2}}] cdot dx</annotation>
  </semantics>
</math>
</file>

<file path=Object 18/content.xml><?xml version="1.0" encoding="utf-8"?>
<math xmlns="http://www.w3.org/1998/Math/MathML" display="block">
  <semantics>
    <mrow>
      <mrow>
        <mfrac>
          <mrow>
            <mi>i</mi>
            <mi>V</mi>
          </mrow>
          <mi>h</mi>
        </mfrac>
        <mo stretchy="false">⋅</mo>
        <mi>ψ</mi>
      </mrow>
      <mrow>
        <mtext>*</mtext>
        <mo stretchy="false">⋅</mo>
        <mi>ψ</mi>
      </mrow>
    </mrow>
    <annotation encoding="StarMath 5.0">{i  V} over h cdot ψ "*" cdot ψ</annotation>
  </semantics>
</math>
</file>

<file path=Object 19/content.xml><?xml version="1.0" encoding="utf-8"?>
<math xmlns="http://www.w3.org/1998/Math/MathML" display="block">
  <semantics>
    <mrow>
      <mi>ψ</mi>
      <mrow>
        <mrow>
          <mrow>
            <mtext>*</mtext>
            <mo stretchy="false">⋅</mo>
            <mfrac>
              <mrow>
                <msup>
                  <mo stretchy="false">∂</mo>
                  <mn>2</mn>
                </msup>
                <mi>ψ</mi>
              </mrow>
              <mrow>
                <mo stretchy="false">∂</mo>
                <msup>
                  <mi>x</mi>
                  <mn>2</mn>
                </msup>
              </mrow>
            </mfrac>
          </mrow>
          <mo stretchy="false">−</mo>
          <mrow>
            <mi>ψ</mi>
            <mo stretchy="false">⋅</mo>
            <mfrac>
              <mrow>
                <msup>
                  <mo stretchy="false">∂</mo>
                  <mn>2</mn>
                </msup>
                <mi>ψ</mi>
                <mtext>*</mtext>
              </mrow>
              <mrow>
                <mo stretchy="false">∂</mo>
                <msup>
                  <mi>x</mi>
                  <mn>2</mn>
                </msup>
              </mrow>
            </mfrac>
          </mrow>
        </mrow>
        <mo stretchy="false">=</mo>
        <mfrac>
          <mo stretchy="false">∂</mo>
          <mrow>
            <mo stretchy="false">∂</mo>
            <mi>x</mi>
          </mrow>
        </mfrac>
      </mrow>
      <mrow>
        <mo fence="true" form="prefix" stretchy="false">[</mo>
        <mrow>
          <mrow>
            <mi>ψ</mi>
            <mrow>
              <mrow>
                <mtext>*</mtext>
                <mo stretchy="false">⋅</mo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</mrow>
              <mo stretchy="false">−</mo>
              <mrow>
                <mi>ψ</mi>
                <mo stretchy="false">⋅</mo>
                <mfrac>
                  <mrow>
                    <mo stretchy="false">∂</mo>
                    <mi>ψ</mi>
                    <mtext>*</mtext>
                  </mrow>
                  <mrow>
                    <mo stretchy="false">∂</mo>
                    <mi>x</mi>
                  </mrow>
                </mfrac>
              </mrow>
            </mrow>
          </mrow>
        </mrow>
        <mo fence="true" form="postfix" stretchy="false">]</mo>
      </mrow>
    </mrow>
    <annotation encoding="StarMath 5.0">ψ "*" cdot {{{partial ^ 2 ψ }} over {partial x ^ 2}} - ψ cdot {{{partial ^ 2 ψ "*"}} over {partial x ^ 2}} = { partial over {partial x} } [ ψ "*" cdot {{{partial  ψ }} over {partial x }} - ψ cdot {{{partial  ψ "*"}} over {partial x }} ]</annotation>
  </semantics>
</math>
</file>

<file path=Object 2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row>
          <mo fence="true" form="prefix" stretchy="false">[</mo>
          <mrow>
            <mrow>
              <mrow>
                <mi>ψ</mi>
                <mo stretchy="false">⋅</mo>
                <mi>ψ</mi>
              </mrow>
              <mtext>*</mtext>
            </mrow>
          </mrow>
          <mo fence="true" form="postfix" stretchy="false">]</mo>
        </mrow>
        <mo stretchy="false">=</mo>
        <mrow>
          <mrow>
            <mi>ψ</mi>
            <mo stretchy="false">⋅</mo>
            <mfrac>
              <mrow>
                <mrow>
                  <mo stretchy="false">∂</mo>
                  <mi>ψ</mi>
                </mrow>
                <mtext>*</mtext>
              </mrow>
              <mrow>
                <mo stretchy="false">∂</mo>
                <mi>t</mi>
              </mrow>
            </mfrac>
          </mrow>
          <mo stretchy="false">+</mo>
          <mrow>
            <mfrac>
              <mrow>
                <mo stretchy="false">∂</mo>
                <mi>ψ</mi>
              </mrow>
              <mrow>
                <mo stretchy="false">∂</mo>
                <mi>t</mi>
              </mrow>
            </mfrac>
            <mo stretchy="false">⋅</mo>
            <mi>ψ</mi>
          </mrow>
        </mrow>
      </mrow>
      <mtext>*</mtext>
    </mrow>
    <annotation encoding="StarMath 5.0">{partial  over {partial t}} [ψ cdot ψ"*" ] = {ψ} cdot {{{partial ψ}"*"} over {partial t}} + {{{partial ψ}} over {partial t}} cdot ψ"*"</annotation>
  </semantics>
</math>
</file>

<file path=Object 20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i>ψ</mi>
              <mrow>
                <mrow>
                  <mtext>*</mtext>
                  <mo stretchy="false">⋅</mo>
                  <mfrac>
                    <mrow>
                      <mo stretchy="false">∂</mo>
                      <mi>ψ</mi>
                    </mrow>
                    <mrow>
                      <mo stretchy="false">∂</mo>
                      <mi>x</mi>
                    </mrow>
                  </mfrac>
                </mrow>
                <mo stretchy="false">−</mo>
                <mrow>
                  <mi>ψ</mi>
                  <mo stretchy="false">⋅</mo>
                  <mfrac>
                    <mrow>
                      <mo stretchy="false">∂</mo>
                      <mi>ψ</mi>
                      <mtext>*</mtext>
                    </mrow>
                    <mrow>
                      <mo stretchy="false">∂</mo>
                      <mi>x</mi>
                    </mrow>
                  </mfrac>
                </mrow>
              </mrow>
            </mrow>
          </mrow>
          <mo fence="true" form="postfix" stretchy="false">]</mo>
        </mrow>
        <mo stretchy="false">=</mo>
        <mi>ψ</mi>
      </mrow>
      <mrow>
        <mrow>
          <mrow>
            <mtext>*</mtext>
            <mo stretchy="false">⋅</mo>
            <mfrac>
              <mrow>
                <msup>
                  <mo stretchy="false">∂</mo>
                  <mn>2</mn>
                </msup>
                <mi>ψ</mi>
              </mrow>
              <mrow>
                <mo stretchy="false">∂</mo>
                <msup>
                  <mi>x</mi>
                  <mn>2</mn>
                </msup>
              </mrow>
            </mfrac>
          </mrow>
          <mo stretchy="false">+</mo>
          <mrow>
            <mfrac>
              <mrow>
                <mo stretchy="false">∂</mo>
                <mi>ψ</mi>
                <mtext>*</mtext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</mrow>
          <mo stretchy="false">−</mo>
          <mrow>
            <mi>ψ</mi>
            <mo stretchy="false">⋅</mo>
            <mfrac>
              <mrow>
                <msup>
                  <mo stretchy="false">∂</mo>
                  <mn>2</mn>
                </msup>
                <mi>ψ</mi>
                <mtext>*</mtext>
              </mrow>
              <mrow>
                <mo stretchy="false">∂</mo>
                <msup>
                  <mi>x</mi>
                  <mn>2</mn>
                </msup>
              </mrow>
            </mfrac>
          </mrow>
          <mo stretchy="false">−</mo>
          <mrow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ψ</mi>
                <mtext>*</mtext>
              </mrow>
              <mrow>
                <mo stretchy="false">∂</mo>
                <mi>x</mi>
              </mrow>
            </mfrac>
          </mrow>
        </mrow>
        <mo stretchy="false">=</mo>
        <mi>ψ</mi>
      </mrow>
      <mrow>
        <mrow>
          <mtext>*</mtext>
          <mo stretchy="false">⋅</mo>
          <mfrac>
            <mrow>
              <msup>
                <mo stretchy="false">∂</mo>
                <mn>2</mn>
              </msup>
              <mi>ψ</mi>
            </mrow>
            <mrow>
              <mo stretchy="false">∂</mo>
              <msup>
                <mi>x</mi>
                <mn>2</mn>
              </msup>
            </mrow>
          </mfrac>
        </mrow>
        <mo stretchy="false">−</mo>
        <mrow>
          <mi>ψ</mi>
          <mo stretchy="false">⋅</mo>
          <mfrac>
            <mrow>
              <msup>
                <mo stretchy="false">∂</mo>
                <mn>2</mn>
              </msup>
              <mi>ψ</mi>
              <mtext>*</mtext>
            </mrow>
            <mrow>
              <mo stretchy="false">∂</mo>
              <msup>
                <mi>x</mi>
                <mn>2</mn>
              </msup>
            </mrow>
          </mfrac>
        </mrow>
      </mrow>
    </mrow>
    <annotation encoding="StarMath 5.0">{ partial over {partial x} } [ ψ "*" cdot {{{partial  ψ }} over {partial x }} - ψ cdot {{{partial  ψ "*"}} over {partial x }} ] = 
ψ "*" cdot {{{partial ^ 2  ψ }} over {partial x ^ 2 }} + 
{{{partial  ψ  "*" }} over {partial x }} cdot {{{partial  ψ }} over {partial x }}  -
ψ cdot {{{partial ^ 2  ψ "*"}} over {partial x ^ 2 }} - 
{{{partial  ψ }} over {partial x }} cdot {{{partial  ψ "*"}} over {partial x }} = 
ψ "*" cdot {{{partial ^ 2  ψ }} over {partial x ^ 2 }} -
ψ cdot {{{partial ^ 2  ψ "*"}} over {partial x ^ 2 }} 


</annotation>
  </semantics>
</math>
</file>

<file path=Object 21/content.xml><?xml version="1.0" encoding="utf-8"?>
<math xmlns="http://www.w3.org/1998/Math/MathML" display="block">
  <semantics>
    <mrow>
      <mfrac>
        <mi mathvariant="italic">dP</mi>
        <mi mathvariant="italic">dt</mi>
      </mfrac>
      <mo stretchy="false">=</mo>
      <mrow>
        <mfrac>
          <mi mathvariant="italic">ih</mi>
          <mrow>
            <mn>2</mn>
            <mi>m</mi>
          </mrow>
        </mfrac>
        <mo stretchy="false">⋅</mo>
        <mrow>
          <mo stretchy="false">∫</mo>
          <mrow>
            <mo fence="true" form="prefix" stretchy="false">{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o fence="true" form="prefix" stretchy="false">[</mo>
                  <mrow>
                    <mrow>
                      <mi>ψ</mi>
                      <mrow>
                        <mrow>
                          <mtext>*</mtext>
                          <mo stretchy="false">⋅</mo>
                          <mfrac>
                            <mrow>
                              <mo stretchy="false">∂</mo>
                              <mi>ψ</mi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  <mo stretchy="false">−</mo>
                        <mrow>
                          <mi>ψ</mi>
                          <mo stretchy="false">⋅</mo>
                          <mfrac>
                            <mrow>
                              <mo stretchy="false">∂</mo>
                              <mi>ψ</mi>
                              <mtext>*</mtext>
                            </mrow>
                            <mrow>
                              <mo stretchy="false">∂</mo>
                              <mi>x</mi>
                            </mrow>
                          </mfrac>
                        </mrow>
                      </mrow>
                    </mrow>
                  </mrow>
                  <mo fence="true" form="postfix" stretchy="false">]</mo>
                </mrow>
              </mrow>
            </mrow>
            <mo fence="true" form="postfix" stretchy="false">}</mo>
          </mrow>
        </mrow>
        <mo stretchy="false">⋅</mo>
        <mi mathvariant="italic">dx</mi>
      </mrow>
      <mo stretchy="false">=</mo>
      <mrow>
        <mfrac>
          <mi mathvariant="italic">ih</mi>
          <mrow>
            <mn>2</mn>
            <mi>m</mi>
          </mrow>
        </mfrac>
        <mo stretchy="false">⋅</mo>
        <mrow>
          <mo fence="true" form="prefix" stretchy="false">[</mo>
          <mrow>
            <mrow>
              <mi>ψ</mi>
              <mrow>
                <mrow>
                  <mtext>*</mtext>
                  <mo stretchy="false">⋅</mo>
                  <mfrac>
                    <mrow>
                      <mo stretchy="false">∂</mo>
                      <mi>ψ</mi>
                    </mrow>
                    <mrow>
                      <mo stretchy="false">∂</mo>
                      <mi>x</mi>
                    </mrow>
                  </mfrac>
                </mrow>
                <mo stretchy="false">−</mo>
                <mrow>
                  <mi>ψ</mi>
                  <mo stretchy="false">⋅</mo>
                  <mfrac>
                    <mrow>
                      <mo stretchy="false">∂</mo>
                      <mi>ψ</mi>
                      <mtext>*</mtext>
                    </mrow>
                    <mrow>
                      <mo stretchy="false">∂</mo>
                      <mi>x</mi>
                    </mrow>
                  </mfrac>
                </mrow>
              </mrow>
            </mrow>
          </mrow>
          <mo fence="true" form="postfix" stretchy="false">]</mo>
        </mrow>
      </mrow>
    </mrow>
    <annotation encoding="StarMath 5.0">{dP} over dt = { {ih} over {2m} } cdot int lbrace { partial over {partial x} } [ ψ "*" cdot {{{partial  ψ }} over {partial x }} - ψ cdot {{{partial  ψ "*"}} over {partial x }} ] rbrace cdot dx = { {ih} over {2m} } cdot  [ ψ "*" cdot {{{partial  ψ }} over {partial x }} - ψ cdot {{{partial  ψ "*"}} over {partial x }} ] </annotation>
  </semantics>
</math>
</file>

<file path=Object 22/content.xml><?xml version="1.0" encoding="utf-8"?>
<math xmlns="http://www.w3.org/1998/Math/MathML" display="block">
  <semantics>
    <mrow>
      <mfrac>
        <mi mathvariant="italic">dP</mi>
        <mi mathvariant="italic">dt</mi>
      </mfrac>
      <mo stretchy="false">=</mo>
      <mrow>
        <mfrac>
          <mi mathvariant="italic">ih</mi>
          <mrow>
            <mn>2</mn>
            <mi>m</mi>
          </mrow>
        </mfrac>
        <mo stretchy="false">⋅</mo>
        <mrow>
          <mo fence="true" form="prefix" stretchy="false">[</mo>
          <mrow>
            <mrow>
              <mi>ψ</mi>
              <mrow>
                <mrow>
                  <mtext>*</mtext>
                  <mo stretchy="false">⋅</mo>
                  <mfrac>
                    <mrow>
                      <mo stretchy="false">∂</mo>
                      <mi>ψ</mi>
                    </mrow>
                    <mrow>
                      <mo stretchy="false">∂</mo>
                      <mi>x</mi>
                    </mrow>
                  </mfrac>
                </mrow>
                <mo stretchy="false">−</mo>
                <mrow>
                  <mi>ψ</mi>
                  <mo stretchy="false">⋅</mo>
                  <mfrac>
                    <mrow>
                      <mo stretchy="false">∂</mo>
                      <mi>ψ</mi>
                      <mtext>*</mtext>
                    </mrow>
                    <mrow>
                      <mo stretchy="false">∂</mo>
                      <mi>x</mi>
                    </mrow>
                  </mfrac>
                </mrow>
              </mrow>
            </mrow>
          </mrow>
          <mo fence="true" form="postfix" stretchy="false">]</mo>
        </mrow>
      </mrow>
    </mrow>
    <annotation encoding="StarMath 5.0">{dP} over dt = { {ih} over {2m} } cdot  [ ψ "*" cdot {{{partial  ψ }} over {partial x }} - ψ cdot {{{partial  ψ "*"}} over {partial x }} ] </annotation>
  </semantics>
</math>
</file>

<file path=Object 2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frac>
            <mi mathvariant="italic">ih</mi>
            <mrow>
              <mn>2</mn>
              <mi>m</mi>
            </mrow>
          </mfrac>
          <mo stretchy="false">⋅</mo>
          <mrow>
            <mo fence="true" form="prefix" stretchy="false">[</mo>
            <mrow>
              <mrow>
                <mi>ψ</mi>
                <mrow>
                  <mrow>
                    <mtext>*</mtext>
                    <mo stretchy="false">⋅</mo>
                    <mfrac>
                      <mrow>
                        <mo stretchy="false">∂</mo>
                        <mi>ψ</mi>
                      </mrow>
                      <mrow>
                        <mo stretchy="false">∂</mo>
                        <mi>x</mi>
                      </mrow>
                    </mfrac>
                  </mrow>
                  <mo stretchy="false">−</mo>
                  <mrow>
                    <mi>ψ</mi>
                    <mo stretchy="false">⋅</mo>
                    <mfrac>
                      <mrow>
                        <mo stretchy="false">∂</mo>
                        <mi>ψ</mi>
                        <mtext>*</mtext>
                      </mrow>
                      <mrow>
                        <mo stretchy="false">∂</mo>
                        <mi>x</mi>
                      </mrow>
                    </mfrac>
                  </mrow>
                </mrow>
              </mrow>
            </mrow>
            <mo fence="true" form="postfix" stretchy="false">]</mo>
          </mrow>
        </mrow>
      </mrow>
    </mrow>
    <annotation encoding="StarMath 5.0">J(x,t) = { {ih} over {2m} } cdot  [ ψ "*" cdot {{{partial  ψ }} over {partial x }} - ψ cdot {{{partial  ψ "*"}} over {partial x }} ] </annotation>
  </semantics>
</math>
</file>

<file path=Object 24/content.xml><?xml version="1.0" encoding="utf-8"?>
<math xmlns="http://www.w3.org/1998/Math/MathML" display="block">
  <semantics>
    <mrow>
      <mrow>
        <mfrac>
          <mi mathvariant="italic">dP</mi>
          <mi mathvariant="italic">dt</mi>
        </mfrac>
        <mo stretchy="false">=</mo>
        <mi>J</mi>
      </mrow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{dP} over dt = J( x, t )</annotation>
  </semantics>
</math>
</file>

<file path=Object 25/content.xml><?xml version="1.0" encoding="utf-8"?>
<math xmlns="http://www.w3.org/1998/Math/MathML" display="block">
  <semantics>
    <mrow>
      <msub>
        <mi>P</mi>
        <mi mathvariant="italic">ab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a</mi>
              <mi>,</mi>
              <mi>t</mi>
            </mrow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b</mi>
            <mi>,</mi>
            <mi>t</mi>
          </mrow>
        </mrow>
        <mo fence="true" form="postfix" stretchy="false">)</mo>
      </mrow>
    </mrow>
    <annotation encoding="StarMath 5.0">P sub ab (t)  = P (a, t) - P (b, t) 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i>,</mi>
              <mi>t</mi>
            </mrow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b</mi>
            <mi>,</mi>
            <mi>t</mi>
          </mrow>
        </mrow>
        <mo fence="true" form="postfix" stretchy="false">)</mo>
      </mrow>
    </mrow>
    <annotation encoding="StarMath 5.0"> P (a, t) - P (b, t) </annotation>
  </semantics>
</math>
</file>

<file path=Object 27/content.xml><?xml version="1.0" encoding="utf-8"?>
<math xmlns="http://www.w3.org/1998/Math/MathML" display="block">
  <semantics>
    <mrow>
      <msub>
        <mi>P</mi>
        <mi mathvariant="italic">ab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a</mi>
              <mi>,</mi>
              <mi>t</mi>
            </mrow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b</mi>
            <mi>,</mi>
            <mi>t</mi>
          </mrow>
        </mrow>
        <mo fence="true" form="postfix" stretchy="false">)</mo>
      </mrow>
    </mrow>
    <annotation encoding="StarMath 5.0">P sub ab (t)  = P (a, t) - P (b, t) </annotation>
  </semantics>
</math>
</file>

<file path=Object 28/content.xml><?xml version="1.0" encoding="utf-8"?>
<math xmlns="http://www.w3.org/1998/Math/MathML" display="block">
  <semantics>
    <mrow>
      <mrow>
        <mfrac>
          <mrow>
            <msub>
              <mi mathvariant="italic">dP</mi>
              <mi mathvariant="italic">ab</mi>
            </msub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i mathvariant="italic">dt</mi>
        </mfrac>
        <mo stretchy="false">=</mo>
        <mi>J</mi>
      </mrow>
      <mrow>
        <mrow>
          <mo fence="true" form="prefix" stretchy="false">(</mo>
          <mrow>
            <mrow>
              <mi>a</mi>
              <mi>,</mi>
              <mi>t</mi>
            </mrow>
          </mrow>
          <mo fence="true" form="postfix" stretchy="false">)</mo>
        </mrow>
        <mo stretchy="false">−</mo>
        <mi>J</mi>
      </mrow>
      <mrow>
        <mo fence="true" form="prefix" stretchy="false">(</mo>
        <mrow>
          <mrow>
            <mi>b</mi>
            <mi>,</mi>
            <mi>t</mi>
          </mrow>
        </mrow>
        <mo fence="true" form="postfix" stretchy="false">)</mo>
      </mrow>
    </mrow>
    <annotation encoding="StarMath 5.0">{dP sub ab (t)} over {dt} = J (a, t) - J (b, t) </annotation>
  </semantics>
</math>
</file>

<file path=Object 29/content.xml><?xml version="1.0" encoding="utf-8"?>
<math xmlns="http://www.w3.org/1998/Math/MathML" display="block">
  <semantics>
    <mfrac>
      <mn>1</mn>
      <mi>t</mi>
    </mfrac>
    <annotation encoding="StarMath 5.0">1 over t</annotation>
  </semantics>
</math>
</file>

<file path=Object 3/content.xml><?xml version="1.0" encoding="utf-8"?>
<math xmlns="http://www.w3.org/1998/Math/MathML" display="block">
  <semantics>
    <mrow>
      <mrow>
        <mo stretchy="false">∫</mo>
        <mi>p</mi>
      </mrow>
      <mrow>
        <mrow>
          <mrow>
            <mo fence="true" form="prefix" stretchy="false">(</mo>
            <mrow>
              <mrow>
                <mi>x</mi>
                <mi>,</mi>
                <mi>t</mi>
              </mrow>
            </mrow>
            <mo fence="true" form="postfix" stretchy="false">)</mo>
          </mrow>
          <mo stretchy="false">⋅</mo>
          <mi mathvariant="italic">dx</mi>
        </mrow>
        <mo stretchy="false">=</mo>
        <mi>P</mi>
      </mrow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nt p(x, t) cdot dx = P (x, t) </annotation>
  </semantics>
</math>
</file>

<file path=Object 3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P (x, t) </annotation>
  </semantics>
</math>
</file>

<file path=Object 31/content.xml><?xml version="1.0" encoding="utf-8"?>
<math xmlns="http://www.w3.org/1998/Math/MathML" display="block">
  <semantics>
    <mrow>
      <mi>J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J (x, t) </annotation>
  </semantics>
</math>
</file>

<file path=Object 32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n>0</mn>
      </mrow>
    </mrow>
    <annotation encoding="StarMath 5.0">J (x, t) = 0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i>ψ</mi>
        </mrow>
        <mrow>
          <mo stretchy="false">∂</mo>
          <mi>t</mi>
        </mrow>
      </mfrac>
      <mo stretchy="false">=</mo>
      <mn>0</mn>
    </mrow>
    <annotation encoding="StarMath 5.0">{{{partial  ψ}} over {partial t }} = 0</annotation>
  </semantics>
</math>
</file>

<file path=Object 34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frac>
          <mi mathvariant="italic">dP</mi>
          <mi mathvariant="italic">dt</mi>
        </mfrac>
        <mo stretchy="false">=</mo>
        <mrow>
          <mrow>
            <mo stretchy="false">∫</mo>
            <mrow>
              <mo fence="true" form="prefix" stretchy="false">[</mo>
              <mrow>
                <mrow>
                  <mrow>
                    <mrow>
                      <mi>ψ</mi>
                      <mo stretchy="false">⋅</mo>
                      <mfrac>
                        <mrow>
                          <mrow>
                            <mo stretchy="false">∂</mo>
                            <mi>ψ</mi>
                          </mrow>
                          <mtext>*</mtext>
                        </mrow>
                        <mrow>
                          <mo stretchy="false">∂</mo>
                          <mi>t</mi>
                        </mrow>
                      </mfrac>
                    </mrow>
                    <mo stretchy="false">+</mo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t</mi>
                        </mrow>
                      </mfrac>
                      <mo stretchy="false">⋅</mo>
                      <mi>ψ</mi>
                    </mrow>
                  </mrow>
                  <mtext>*</mtext>
                </mrow>
              </mrow>
              <mo fence="true" form="postfix" stretchy="false">]</mo>
            </mrow>
          </mrow>
          <mo stretchy="false">⋅</mo>
          <mi mathvariant="italic">dx</mi>
        </mrow>
      </mrow>
    </mrow>
    <annotation encoding="StarMath 5.0">J(x, t) = {dP} over dt = int [{ψ} cdot {{{partial ψ}"*"} over {partial t}} + {{{partial ψ}} over {partial t}} cdot ψ"*"] cdot dx</annotation>
  </semantics>
</math>
</file>

<file path=Object 35/content.xml><?xml version="1.0" encoding="utf-8"?>
<math xmlns="http://www.w3.org/1998/Math/MathML" display="block">
  <semantics>
    <mrow>
      <mi>ψ</mi>
      <mo stretchy="false">=</mo>
      <mrow>
        <msqrt>
          <mi>λ</mi>
        </msqrt>
        <mo stretchy="false">⋅</mo>
        <msup>
          <mi>e</mi>
          <mrow>
            <mrow>
              <mo stretchy="false">−</mo>
              <mi>λ</mi>
            </mrow>
            <mo stretchy="false">⋅</mo>
            <mrow>
              <mo fence="true" form="prefix" stretchy="true">|</mo>
              <mrow>
                <mi>x</mi>
              </mrow>
              <mo fence="true" form="postfix" stretchy="true">|</mo>
            </mrow>
          </mrow>
        </msup>
        <mo stretchy="false">⋅</mo>
        <msup>
          <mi>e</mi>
          <mrow>
            <mrow>
              <mo stretchy="false">−</mo>
              <mi>i</mi>
            </mrow>
            <mo stretchy="false">⋅</mo>
            <mi>ω</mi>
            <mo stretchy="false">⋅</mo>
            <mi>t</mi>
          </mrow>
        </msup>
      </mrow>
    </mrow>
    <annotation encoding="StarMath 5.0">ψ = {sqrt λ} cdot {e ^ { -λ cdot abs x }} cdot {e ^ { -i cdot ω cdot t }}</annotation>
  </semantics>
</math>
</file>

<file path=Object 36/content.xml><?xml version="1.0" encoding="utf-8"?>
<math xmlns="http://www.w3.org/1998/Math/MathML" display="block">
  <semantics>
    <mrow>
      <mfrac>
        <mi mathvariant="italic">dψ</mi>
        <mi mathvariant="italic">dt</mi>
      </mfrac>
      <mo stretchy="false">=</mo>
      <mrow>
        <mrow>
          <mo stretchy="false">−</mo>
          <mi>i</mi>
        </mrow>
        <mo stretchy="false">⋅</mo>
        <mi>ω</mi>
        <mo stretchy="false">⋅</mo>
        <msqrt>
          <mi>λ</mi>
        </msqrt>
        <mo stretchy="false">⋅</mo>
        <msup>
          <mi>e</mi>
          <mrow>
            <mrow>
              <mo stretchy="false">−</mo>
              <mi>λ</mi>
            </mrow>
            <mo stretchy="false">⋅</mo>
            <mrow>
              <mo fence="true" form="prefix" stretchy="true">|</mo>
              <mrow>
                <mi>x</mi>
              </mrow>
              <mo fence="true" form="postfix" stretchy="true">|</mo>
            </mrow>
          </mrow>
        </msup>
        <mo stretchy="false">⋅</mo>
        <msup>
          <mi>e</mi>
          <mrow>
            <mrow>
              <mo stretchy="false">−</mo>
              <mi>i</mi>
            </mrow>
            <mo stretchy="false">⋅</mo>
            <mi>ω</mi>
            <mo stretchy="false">⋅</mo>
            <mi>t</mi>
          </mrow>
        </msup>
      </mrow>
    </mrow>
    <annotation encoding="StarMath 5.0">{dψ} over {dt} = -i cdot ω cdot {sqrt λ} cdot {e ^ { -λ cdot abs x }} cdot {e ^ { -i cdot ω cdot t }}</annotation>
  </semantics>
</math>
</file>

<file path=Object 37/content.xml><?xml version="1.0" encoding="utf-8"?>
<math xmlns="http://www.w3.org/1998/Math/MathML" display="block">
  <semantics>
    <mrow>
      <mi>ψ</mi>
      <mrow>
        <mtext>*</mtext>
        <mo stretchy="false">=</mo>
        <mrow>
          <msqrt>
            <mi>λ</mi>
          </msqrt>
          <mo stretchy="false">⋅</mo>
          <msup>
            <mi>e</mi>
            <mrow>
              <mrow>
                <mo stretchy="false">−</mo>
                <mi>λ</mi>
              </mrow>
              <mo stretchy="false">⋅</mo>
              <mrow>
                <mo fence="true" form="prefix" stretchy="true">|</mo>
                <mrow>
                  <mi>x</mi>
                </mrow>
                <mo fence="true" form="postfix" stretchy="true">|</mo>
              </mrow>
            </mrow>
          </msup>
          <mo stretchy="false">⋅</mo>
          <msup>
            <mi>e</mi>
            <mrow>
              <mi>i</mi>
              <mo stretchy="false">⋅</mo>
              <mi>ω</mi>
              <mo stretchy="false">⋅</mo>
              <mi>t</mi>
            </mrow>
          </msup>
        </mrow>
      </mrow>
    </mrow>
    <annotation encoding="StarMath 5.0">ψ "*" = {sqrt λ} cdot {e ^ { -λ cdot abs x }} cdot {e ^ { i cdot ω cdot t }}</annotation>
  </semantics>
</math>
</file>

<file path=Object 38/content.xml><?xml version="1.0" encoding="utf-8"?>
<math xmlns="http://www.w3.org/1998/Math/MathML" display="block">
  <semantics>
    <mrow>
      <mfrac>
        <mrow>
          <mi mathvariant="italic">dψ</mi>
          <mtext>*</mtext>
        </mrow>
        <mi mathvariant="italic">dt</mi>
      </mfrac>
      <mo stretchy="false">=</mo>
      <mrow>
        <mi>i</mi>
        <mo stretchy="false">⋅</mo>
        <mi>ω</mi>
        <mo stretchy="false">⋅</mo>
        <msqrt>
          <mi>λ</mi>
        </msqrt>
        <mo stretchy="false">⋅</mo>
        <msup>
          <mi>e</mi>
          <mrow>
            <mrow>
              <mo stretchy="false">−</mo>
              <mi>λ</mi>
            </mrow>
            <mo stretchy="false">⋅</mo>
            <mrow>
              <mo fence="true" form="prefix" stretchy="true">|</mo>
              <mrow>
                <mi>x</mi>
              </mrow>
              <mo fence="true" form="postfix" stretchy="true">|</mo>
            </mrow>
          </mrow>
        </msup>
        <mo stretchy="false">⋅</mo>
        <msup>
          <mi>e</mi>
          <mrow>
            <mi>i</mi>
            <mo stretchy="false">⋅</mo>
            <mi>ω</mi>
            <mo stretchy="false">⋅</mo>
            <mi>t</mi>
          </mrow>
        </msup>
      </mrow>
    </mrow>
    <annotation encoding="StarMath 5.0">{dψ"*"} over {dt} = i cdot ω cdot {sqrt λ} cdot {e ^ { -λ cdot abs x }} cdot {e ^ { i cdot ω cdot t }}</annotation>
  </semantics>
</math>
</file>

<file path=Object 39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n>0</mn>
      </mrow>
    </mrow>
    <annotation encoding="StarMath 5.0">J(x, t) = 0</annotation>
  </semantics>
</math>
</file>

<file path=Object 4/content.xml><?xml version="1.0" encoding="utf-8"?>
<math xmlns="http://www.w3.org/1998/Math/MathML" display="block">
  <semantics>
    <mrow>
      <mi mathvariant="italic">ih</mi>
      <mrow>
        <mfrac>
          <mrow>
            <mo stretchy="false">∂</mo>
            <mi>ψ</mi>
          </mrow>
          <mrow>
            <mo stretchy="false">∂</mo>
            <mi>t</mi>
          </mrow>
        </mfrac>
        <mo stretchy="false">=</mo>
        <mrow>
          <mrow>
            <mrow>
              <mo stretchy="false">−</mo>
              <mfrac>
                <msup>
                  <mi>h</mi>
                  <mn>2</mn>
                </msup>
                <mrow>
                  <mn>2</mn>
                  <mi>m</mi>
                </mrow>
              </mfrac>
            </mrow>
            <mo stretchy="false">⋅</mo>
            <mfrac>
              <mrow>
                <msup>
                  <mo stretchy="false">∂</mo>
                  <mn>2</mn>
                </msup>
                <mi>ψ</mi>
              </mrow>
              <mrow>
                <mo stretchy="false">∂</mo>
                <msup>
                  <mi>x</mi>
                  <mn>2</mn>
                </msup>
              </mrow>
            </mfrac>
          </mrow>
          <mo stretchy="false">+</mo>
          <mrow>
            <mi>V</mi>
            <mo stretchy="false">⋅</mo>
            <mi>ψ</mi>
          </mrow>
        </mrow>
      </mrow>
    </mrow>
    <annotation encoding="StarMath 5.0">ih {{{partial ψ}} over {partial t}} = -{ {h^2} over {2m} }  cdot {{{partial ^ 2 ψ}} over {partial x ^ 2}} + V cdot ψ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p(x, t) = ψ( x,t ) cdot ψ"*"( x,t ) </annotation>
  </semantics>
</math>
</file>

<file path=Object 41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frac>
          <mi mathvariant="italic">dP</mi>
          <mi mathvariant="italic">dt</mi>
        </mfrac>
        <mo stretchy="false">=</mo>
        <mrow>
          <mrow>
            <mo stretchy="false">∫</mo>
            <mrow>
              <mo fence="true" form="prefix" stretchy="false">[</mo>
              <mrow>
                <mrow>
                  <mrow>
                    <mrow>
                      <mo fence="true" form="prefix" stretchy="false">(</mo>
                      <mrow>
                        <mrow>
                          <msqrt>
                            <mi>λ</mi>
                          </msqrt>
                          <mo stretchy="false">⋅</mo>
                          <msup>
                            <mi>e</mi>
                            <mrow>
                              <mrow>
                                <mo stretchy="false">−</mo>
                                <mi>λ</mi>
                              </mrow>
                              <mo stretchy="false">⋅</mo>
                              <mrow>
                                <mo fence="true" form="prefix" stretchy="true">|</mo>
                                <mrow>
                                  <mi>x</mi>
                                </mrow>
                                <mo fence="true" form="postfix" stretchy="true">|</mo>
                              </mrow>
                            </mrow>
                          </msup>
                          <mo stretchy="false">⋅</mo>
                          <msup>
                            <mi>e</mi>
                            <mrow>
                              <mrow>
                                <mo stretchy="false">−</mo>
                                <mi>i</mi>
                              </mrow>
                              <mo stretchy="false">⋅</mo>
                              <mi>ω</mi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false">)</mo>
                    </mrow>
                    <mo stretchy="false">⋅</mo>
                    <mrow>
                      <mo fence="true" form="prefix" stretchy="false">(</mo>
                      <mrow>
                        <mrow>
                          <mi>i</mi>
                          <mo stretchy="false">⋅</mo>
                          <mi>ω</mi>
                          <mo stretchy="false">⋅</mo>
                          <msqrt>
                            <mi>λ</mi>
                          </msqrt>
                          <mo stretchy="false">⋅</mo>
                          <msup>
                            <mi>e</mi>
                            <mrow>
                              <mrow>
                                <mo stretchy="false">−</mo>
                                <mi>λ</mi>
                              </mrow>
                              <mo stretchy="false">⋅</mo>
                              <mrow>
                                <mo fence="true" form="prefix" stretchy="true">|</mo>
                                <mrow>
                                  <mi>x</mi>
                                </mrow>
                                <mo fence="true" form="postfix" stretchy="true">|</mo>
                              </mrow>
                            </mrow>
                          </msup>
                          <mo stretchy="false">⋅</mo>
                          <msup>
                            <mi>e</mi>
                            <mrow>
                              <mi>i</mi>
                              <mo stretchy="false">⋅</mo>
                              <mi>ω</mi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row>
                            <mo stretchy="false">−</mo>
                            <mi>i</mi>
                          </mrow>
                          <mo stretchy="false">⋅</mo>
                          <mi>ω</mi>
                          <mo stretchy="false">⋅</mo>
                          <msqrt>
                            <mi>λ</mi>
                          </msqrt>
                          <mo stretchy="false">⋅</mo>
                          <msup>
                            <mi>e</mi>
                            <mrow>
                              <mrow>
                                <mo stretchy="false">−</mo>
                                <mi>λ</mi>
                              </mrow>
                              <mo stretchy="false">⋅</mo>
                              <mrow>
                                <mo fence="true" form="prefix" stretchy="true">|</mo>
                                <mrow>
                                  <mi>x</mi>
                                </mrow>
                                <mo fence="true" form="postfix" stretchy="true">|</mo>
                              </mrow>
                            </mrow>
                          </msup>
                          <mo stretchy="false">⋅</mo>
                          <msup>
                            <mi>e</mi>
                            <mrow>
                              <mrow>
                                <mo stretchy="false">−</mo>
                                <mi>i</mi>
                              </mrow>
                              <mo stretchy="false">⋅</mo>
                              <mi>ω</mi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false">)</mo>
                    </mrow>
                    <mo stretchy="false">⋅</mo>
                    <mrow>
                      <mo fence="true" form="prefix" stretchy="false">(</mo>
                      <mrow>
                        <mrow>
                          <msqrt>
                            <mi>λ</mi>
                          </msqrt>
                          <mo stretchy="false">⋅</mo>
                          <msup>
                            <mi>e</mi>
                            <mrow>
                              <mrow>
                                <mo stretchy="false">−</mo>
                                <mi>λ</mi>
                              </mrow>
                              <mo stretchy="false">⋅</mo>
                              <mrow>
                                <mo fence="true" form="prefix" stretchy="true">|</mo>
                                <mrow>
                                  <mi>x</mi>
                                </mrow>
                                <mo fence="true" form="postfix" stretchy="true">|</mo>
                              </mrow>
                            </mrow>
                          </msup>
                          <mo stretchy="false">⋅</mo>
                          <msup>
                            <mi>e</mi>
                            <mrow>
                              <mi>i</mi>
                              <mo stretchy="false">⋅</mo>
                              <mi>ω</mi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row>
              </mrow>
              <mo fence="true" form="postfix" stretchy="false">]</mo>
            </mrow>
          </mrow>
          <mo stretchy="false">⋅</mo>
          <mi mathvariant="italic">dx</mi>
        </mrow>
      </mrow>
    </mrow>
    <annotation encoding="StarMath 5.0">J(x, t) = {dP} over dt = int [({sqrt λ} cdot {e ^ { -λ cdot abs x }} cdot {e ^ { -i cdot ω cdot t }}) cdot (i cdot ω cdot {sqrt λ} cdot {e ^ { -λ cdot abs x }} cdot {e ^ { i cdot ω cdot t }}) + (-i cdot ω cdot {sqrt λ} cdot {e ^ { -λ cdot abs x }} cdot {e ^ { -i cdot ω cdot t }}) cdot ({sqrt λ} cdot {e ^ { -λ cdot abs x }} cdot {e ^ { i cdot ω cdot t }})] cdot dx</annotation>
  </semantics>
</math>
</file>

<file path=Object 5/content.xml><?xml version="1.0" encoding="utf-8"?>
<math xmlns="http://www.w3.org/1998/Math/MathML" display="block">
  <semantics>
    <mrow>
      <mfrac>
        <mrow>
          <mo stretchy="false">∂</mo>
          <mi>ψ</mi>
        </mrow>
        <mrow>
          <mo stretchy="false">∂</mo>
          <mi>t</mi>
        </mrow>
      </mfrac>
      <mo stretchy="false">=</mo>
      <mrow>
        <mrow>
          <mfrac>
            <mi mathvariant="italic">ih</mi>
            <mrow>
              <mn>2</mn>
              <mi>m</mi>
            </mrow>
          </mfrac>
          <mo stretchy="false">⋅</mo>
          <mfrac>
            <mrow>
              <msup>
                <mo stretchy="false">∂</mo>
                <mn>2</mn>
              </msup>
              <mi>ψ</mi>
            </mrow>
            <mrow>
              <mo stretchy="false">∂</mo>
              <msup>
                <mi>x</mi>
                <mn>2</mn>
              </msup>
            </mrow>
          </mfrac>
        </mrow>
        <mo stretchy="false">−</mo>
        <mrow>
          <mfrac>
            <mrow>
              <mi>i</mi>
              <mi>V</mi>
            </mrow>
            <mi>h</mi>
          </mfrac>
          <mo stretchy="false">⋅</mo>
          <mi>ψ</mi>
        </mrow>
      </mrow>
    </mrow>
    <annotation encoding="StarMath 5.0">{{{partial ψ}} over {partial t}} =  { {ih} over {2m} }  cdot {{{partial ^ 2 ψ}} over {partial x ^ 2}} - {i  V} over h cdot ψ</annotation>
  </semantics>
</math>
</file>

<file path=Object 59/content.xml><?xml version="1.0" encoding="utf-8"?>
<math xmlns="http://www.w3.org/1998/Math/MathML" display="block">
  <semantics>
    <mrow>
      <mrow>
        <mfrac>
          <mrow>
            <mi mathvariant="italic">dP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i mathvariant="italic">dt</mi>
        </mfrac>
        <mo stretchy="false">=</mo>
        <mfrac>
          <mi>d</mi>
          <mi mathvariant="italic">dt</mi>
        </mfrac>
      </mrow>
      <mrow>
        <mo stretchy="false">∫</mo>
        <mrow>
          <mo fence="true" form="prefix" stretchy="false">[</mo>
          <mrow>
            <mrow>
              <mrow>
                <mi>ψ</mi>
                <mo stretchy="false">⋅</mo>
                <mi>ψ</mi>
              </mrow>
              <mtext>*</mtext>
            </mrow>
          </mrow>
          <mo fence="true" form="postfix" stretchy="false">]</mo>
        </mrow>
      </mrow>
      <mrow>
        <mi mathvariant="italic">dx</mi>
        <mo stretchy="false">=</mo>
        <mrow>
          <mo stretchy="false">∫</mo>
          <mfrac>
            <mo stretchy="false">∂</mo>
            <mrow>
              <mo stretchy="false">∂</mo>
              <mi>t</mi>
            </mrow>
          </mfrac>
        </mrow>
      </mrow>
      <mrow>
        <mo fence="true" form="prefix" stretchy="false">[</mo>
        <mrow>
          <mrow>
            <mrow>
              <mi>ψ</mi>
              <mo stretchy="false">⋅</mo>
              <mi>ψ</mi>
            </mrow>
            <mtext>*</mtext>
          </mrow>
        </mrow>
        <mo fence="true" form="postfix" stretchy="false">]</mo>
      </mrow>
      <mi mathvariant="italic">dx</mi>
    </mrow>
    <annotation encoding="StarMath 5.0">{dP(x, t)} over dt = {d over dt} int [ψ cdot ψ"*" ]  dx = int {partial  over {partial t}} [ψ cdot ψ"*"]  dx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∂</mo>
            <mi>ψ</mi>
            <mtext>*</mtext>
          </mrow>
          <mrow>
            <mo stretchy="false">∂</mo>
            <mi>t</mi>
          </mrow>
        </mfrac>
        <mo stretchy="false">=</mo>
        <mrow>
          <mrow>
            <mrow>
              <mo stretchy="false">−</mo>
              <mfrac>
                <mi mathvariant="italic">ih</mi>
                <mrow>
                  <mn>2</mn>
                  <mi>m</mi>
                </mrow>
              </mfrac>
            </mrow>
            <mo stretchy="false">⋅</mo>
            <mfrac>
              <mrow>
                <msup>
                  <mo stretchy="false">∂</mo>
                  <mn>2</mn>
                </msup>
                <mi>ψ</mi>
                <mtext>*</mtext>
              </mrow>
              <mrow>
                <mo stretchy="false">∂</mo>
                <msup>
                  <mi>x</mi>
                  <mn>2</mn>
                </msup>
              </mrow>
            </mfrac>
          </mrow>
          <mo stretchy="false">+</mo>
          <mrow>
            <mfrac>
              <mrow>
                <mi>i</mi>
                <mi>V</mi>
              </mrow>
              <mi>h</mi>
            </mfrac>
            <mo stretchy="false">⋅</mo>
            <mi>ψ</mi>
          </mrow>
        </mrow>
      </mrow>
      <mtext>*</mtext>
    </mrow>
    <annotation encoding="StarMath 5.0">{{{partial ψ "*"}} over {partial t}} =  - { {ih} over {2m} }  cdot {{{partial ^ 2 ψ "*"}} over {partial x ^ 2}} + {i  V} over h cdot ψ "*"</annotation>
  </semantics>
</math>
</file>

<file path=Object 7/content.xml><?xml version="1.0" encoding="utf-8"?>
<math xmlns="http://www.w3.org/1998/Math/MathML" display="block">
  <semantics>
    <mrow>
      <msub>
        <mi>C</mi>
        <mn>1</mn>
      </msub>
      <mo stretchy="false">=</mo>
      <mrow>
        <mrow>
          <mi>i</mi>
          <mo stretchy="false">⋅</mo>
          <msub>
            <mi>C</mi>
            <mn>2</mn>
          </msub>
        </mrow>
        <mo stretchy="false">+</mo>
        <mrow>
          <mi>i</mi>
          <mo stretchy="false">⋅</mo>
          <msub>
            <mi>C</mi>
            <mn>3</mn>
          </msub>
        </mrow>
      </mrow>
    </mrow>
    <annotation encoding="StarMath 5.0">C sub 1 = i cdot C sub 2 + i cdot C sub 3</annotation>
  </semantics>
</math>
</file>

<file path=Object 8/content.xml><?xml version="1.0" encoding="utf-8"?>
<math xmlns="http://www.w3.org/1998/Math/MathML" display="block">
  <semantics>
    <mrow>
      <msub>
        <mi>C</mi>
        <mn>1</mn>
      </msub>
      <mrow>
        <mtext>*</mtext>
        <mo stretchy="false">=</mo>
        <mrow>
          <mrow>
            <mo stretchy="false">−</mo>
            <mi>i</mi>
          </mrow>
          <mo stretchy="false">⋅</mo>
          <msub>
            <mi>C</mi>
            <mn>2</mn>
          </msub>
        </mrow>
      </mrow>
      <mrow>
        <mtext>*</mtext>
        <mo stretchy="false">−</mo>
        <mrow>
          <mi>i</mi>
          <mo stretchy="false">⋅</mo>
          <msub>
            <mi>C</mi>
            <mn>3</mn>
          </msub>
        </mrow>
      </mrow>
      <mtext>*</mtext>
    </mrow>
    <annotation encoding="StarMath 5.0">C sub 1 "*" = - i cdot C sub 2 "*" - i cdot C sub 3 "*"</annotation>
  </semantics>
</math>
</file>

<file path=Object 9/content.xml><?xml version="1.0" encoding="utf-8"?>
<math xmlns="http://www.w3.org/1998/Math/MathML" display="block">
  <semantics>
    <mrow>
      <msub>
        <mi>C</mi>
        <mi>x</mi>
      </msub>
      <mo stretchy="false">=</mo>
      <mrow>
        <mi>i</mi>
        <mo stretchy="false">⋅</mo>
        <msub>
          <mi>C</mi>
          <mi mathvariant="italic">xi</mi>
        </msub>
      </mrow>
    </mrow>
    <annotation encoding="StarMath 5.0">C sub x = i cdot C sub xi</annotation>
  </semantics>
</math>
</file>